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language="zxx" fo:country="none" officeooo:rsid="000ebcf0" officeooo:paragraph-rsid="000ebcf0" style:language-asian="zxx" style:country-asian="none" style:language-complex="zxx" style:country-complex="none"/>
    </style:style>
    <style:style style:name="P2" style:family="paragraph" style:parent-style-name="Text_20_body">
      <style:text-properties style:font-name="Arial" officeooo:rsid="000ebcf0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style:font-name="Arial" fo:language="zxx" fo:country="none" officeooo:rsid="000ebcf0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umé de ce que j’ai fait : <text:line-break/><text:line-break/><text:span text:style-name="T1">Partie B : Admission d’un nouveau membre</text:span><text:line-break/><text:span text:style-name="T2"><text:line-break/>Dans schemas</text:span>, j’ai créé membre, demandeAdhesion, paiementAdhesion, changementCollectivite, demission<text:line-break/><text:line-break/><text:span text:style-name="T2">Dans Membres.yaml (endpoints) : </text:span></text:p>
      <text:p text:style-name="P2"><text:span text:style-name="Source_20_Text"><text:span text:style-name="T3">- POST /adhesions</text:span></text:span><text:span text:style-name="T3"> : Soumettre une nouvelle demande d'adhésion incluant les informations personnelles du futur membre et l'identifiant du parrain.</text:span></text:p>
      <text:p text:style-name="P2"><text:span text:style-name="Source_20_Text"><text:span text:style-name="T3">- POST /adhesions/{id}/paiement</text:span></text:span><text:span text:style-name="T3"> : Enregistrer le règlement des frais d'adhésion de 50 000 MGA (indispensable pour valider l'entrée).<text:line-break/>- <text:s text:c="2"/></text:span><text:span text:style-name="Source_20_Text"><text:span text:style-name="T3">GET /adhesions/{id}</text:span></text:span><text:span text:style-name="T3"> : Consulter l'état d'avancement d'une demande (pour savoir si elle est </text:span><text:span text:style-name="Source_20_Text"><text:span text:style-name="T3">EN_ATTENTE</text:span></text:span><text:span text:style-name="T3"> ou </text:span><text:span text:style-name="Source_20_Text"><text:span text:style-name="T3">ACCEPTEE</text:span></text:span><text:span text:style-name="T3">). </text:span></text:p>
      <text:p text:style-name="P2"><text:span text:style-name="Source_20_Text"><text:span text:style-name="T3">- GET /membres/{id}</text:span></text:span><text:span text:style-name="T3"> : Récupérer la fiche complète d'un membre (nom, métier, coordonnées, poste, etc.).</text:span></text:p>
      <text:p text:style-name="P2"><text:span text:style-name="Source_20_Text"><text:span text:style-name="T3">- PATCH /membres/{id}</text:span></text:span><text:span text:style-name="T3"> : Mettre à jour les informations du membre (utile en cas de changement d'adresse ou de téléphone).</text:span></text:p>
      <text:p text:style-name="P2"><text:span text:style-name="Source_20_Text"><text:span text:style-name="T3">- POST /membres/{id}/transferts</text:span></text:span><text:span text:style-name="T3"> : Créer une demande pour changer de collectivité (par exemple, suite à un déménagement dans une autre ville).</text:span></text:p>
      <text:p text:style-name="P2"><text:span text:style-name="Source_20_Text"><text:span text:style-name="T3">- POST /membres/{id}/demission</text:span></text:span><text:span text:style-name="T3"> : Enregistrer la démission officielle d'un membre qui souhaite quitter la fédération.</text:span></text:p>
      <text:p text:style-name="P2"><text:span text:style-name="Source_20_Text"><text:span text:style-name="T3">- GET /membres/{id}/historique-collectivites</text:span></text:span><text:span text:style-name="T3"> : (Optionnel mais recommandé) Lister les différentes collectivités auxquelles le membre a appartenu au fil du temps.</text:span></text:p>
      <text:p text:style-name="Text_20_body"><text:span text:style-name="T4">- <text:s text:c="2"/></text:span><text:span text:style-name="Source_20_Text"><text:span text:style-name="T3">GET /collectivites/{id}/membres</text:span></text:span><text:span text:style-name="T3"> pour lister les membres d'une collectivité 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15:43:26.194369500</meta:creation-date>
    <dc:date>2026-04-20T19:08:19.153723900</dc:date>
    <meta:editing-duration>PT57M54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0" meta:word-count="182" meta:character-count="1325" meta:non-whitespace-character-count="1140"/>
  </office:meta>
</office:document-meta>
</file>